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.setSecond( String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.ge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989.getMyObject( Map &lt; String , Name &gt;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MapCodec.write( JSONSerializer serializer , Object object , Object fieldName , Type fieldType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ssue98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Object.setNames( Map &lt; String , Name &gt;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.setFirst( String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bject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.get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